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background-color="#00ff0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996425201" text:style-name="L1">
        <text:list-item>
          <text:p text:style-name="P1">Extra info in saved schemes (actually sometimes only port format is needed) </text:p>
        </text:list-item>
        <text:list-item>
          <text:p text:style-name="P1">Import of a scheme needs synchronous access to box info </text:p>
        </text:list-item>
        <text:list-item>
          <text:p text:style-name="P2">Close button (top-right) in run dialog doesn't stop equares </text:p>
        </text:list-item>
        <text:list-item>
          <text:p text:style-name="P1">Execution of arbitrary user-supplied JS code on server should be disabled (commands equaresExec, equaresExecSync, equaresRequestInfoEx)</text:p>
        </text:list-item>
        <text:list-item>
          <text:p text:style-name="P1">Type substitution may reset parameters of connected boxes</text:p>
        </text:list-item>
        <text:list-item>
          <text:p text:style-name="P1">If a parameter is edited but not saved, it should be highlighted</text:p>
        </text:list-item>
        <text:list-item>
          <text:p text:style-name="P1">If after setting a parameter it has a value different from what user has specified, it should be highlighted for a while</text:p>
        </text:list-item>
        <text:list-item>
          <text:p text:style-name="P2">Text files from the Dump box must be formatted as tables</text:p>
        </text:list-item>
        <text:list-item>
          <text:p text:style-name="P1">Must ensure one scheme per page</text:p>
        </text:list-item>
        <text:list-item>
          <text:p text:style-name="P1">Remove console and plot layouts</text:p>
        </text:list-item>
        <text:list-item>
          <text:p text:style-name="P1">Add doc layout pane</text:p>
        </text:list-item>
        <text:list-item>
          <text:p text:style-name="P1">Add documentation pages for user</text:p>
        </text:list-item>
        <text:list-item>
          <text:p text:style-name="P1">Add a link to github for developers</text:p>
        </text:list-item>
        <text:list-item>
          <text:p text:style-name="P1">Implement validation-based link highlighting</text:p>
        </text:list-item>
        <text:list-item>
          <text:p text:style-name="P1">Provide better box validation</text:p>
        </text:list-item>
        <text:list-item>
          <text:p text:style-name="P2">Missing box names in equares error messages about links</text:p>
        </text:list-item>
        <text:list-item>
          <text:p text:style-name="P1">Saved files: use custom filename extension (e.g., .eqs)</text:p>
        </text:list-item>
        <text:list-item>
          <text:p text:style-name="P2">Error log is not cleared when run dialog opens</text:p>
        </text:list-item>
        <text:list-item>
          <text:p text:style-name="P1">C++ code must be checked before running</text:p>
        </text:list-item>
        <text:list-item>
          <text:p text:style-name="P1">Better logo</text:p>
        </text:list-item>
        <text:list-item>
          <text:p text:style-name="P1">Implement user registration &amp; authorization</text:p>
        </text:list-item>
        <text:list-item>
          <text:p text:style-name="P1">Run equares in user directory</text:p>
        </text:list-item>
        <text:list-item>
          <text:p text:style-name="P1">Cleanup user sessions</text:p>
        </text:list-item>
        <text:list-item>
          <text:p text:style-name="P1">Provide a way for user to share his/her schemes</text:p>
        </text:list-item>
        <text:list-item>
          <text:p text:style-name="P1">Auto-save current scheme on server</text:p>
        </text:list-item>
        <text:list-item>
          <text:p text:style-name="P1">Auto-save page layout on server</text:p>
        </text:list-item>
        <text:list-item>
          <text:p text:style-name="P1">Provide a general information page (this will be the main page)</text:p>
        </text:list-item>
        <text:list-item>
          <text:p text:style-name="P1">Provide a version in Russian</text:p>
        </text:list-item>
        <text:list-item>
          <text:p text:style-name="P1">Menu is accessible when the run dialog is open (fix z-orders?)</text:p>
        </text:list-item>
        <text:list-item>
          <text:p text:style-name="P2">Run dialog: In case of an error, don't wait for simulation to start</text:p>
        </text:list-item>
        <text:list-item>
          <text:p text:style-name="P2">Run dialog: Remove prefixes like “==1==&gt; ERROR: line 28:” in error messages.</text:p>
        </text:list-item>
        <text:list-item>
          <text:p text:style-name="P2">Make sure to provide box names in all equares error messages.</text:p>
        </text:list-item>
        <text:list-item>
          <text:p text:style-name="P2">Run dialog: share the same div for error log and output?</text:p>
        </text:list-item>
        <text:list-item>
          <text:p text:style-name="P2">In case of an error, select box that has caused the problem</text:p>
        </text:list-item>
        <text:list-item>
          <text:p text:style-name="P1">Provide line numbers in text editor</text:p>
        </text:list-item>
        <text:list-item>
          <text:p text:style-name="P1">Prefer POST over GET to pass large data on to the server</text:p>
        </text:list-item>
        <text:list-item>
          <text:p text:style-name="P1">Get rid of open &amp; save dialog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an Orlov</meta:initial-creator>
    <meta:creation-date>2014-02-07T07:25:01</meta:creation-date>
    <dc:date>2014-02-07T09:45:00</dc:date>
    <dc:creator>Stepan Orlov</dc:creator>
    <meta:editing-duration>PT2H18M31S</meta:editing-duration>
    <meta:editing-cycles>44</meta:editing-cycles>
    <meta:generator>LibreOffice/3.5$Linux_X86_64 LibreOffice_project/350m1$Build-2</meta:generator>
    <meta:document-statistic meta:table-count="0" meta:image-count="0" meta:object-count="0" meta:page-count="1" meta:paragraph-count="37" meta:word-count="349" meta:character-count="1951" meta:non-whitespace-character-count="1673"/>
  </office:meta>
</office:document-meta>
</file>